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5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vertical-align="middle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5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9" style:family="text">
      <style:text-properties fo:font-size="9pt" style:font-size-asian="9pt" style:font-size-complex="5.0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25cm" svg:height="2.259cm" svg:x="4.368cm" svg:y="4.769cm">
          <text:p text:style-name="P1"><text:span text:style-name="T1">__plt__Z3fooii:</text:span></text:p>
          <text:p text:style-name="P1"><text:span text:style-name="T2"><text:s text:c="2"/></text:span><text:span text:style-name="T2">20: </text:span><text:span text:style-name="T1">addiu $t9, $zero</text:span></text:p>
          <text:p text:style-name="P1"><text:span text:style-name="T2"><text:s text:c="2"/></text:span><text:span text:style-name="T2">24: </text:span><text:span text:style-name="T1">st $t9, 0($gp)</text:span></text:p>
          <text:p text:style-name="P1"><text:span text:style-name="T2"><text:s text:c="2"/></text:span><text:span text:style-name="T2">28: </text:span><text:span text:style-name="T1">ld $t9, 16($gp)</text:span></text:p>
          <text:p text:style-name="P1"><text:span text:style-name="T2"><text:s text:c="2"/></text:span><text:span text:style-name="T2">2c: </text:span><text:span text:style-name="T1">ret $t9</text:span></text:p>
          <text:p text:style-name="P1"><text:span text:style-name="T1"><text:s text:c="2"/></text:span><text:span text:style-name="T1">...</text:span></text:p>
        </draw:rect>
        <draw:rect draw:style-name="gr1" draw:text-style-name="P3" draw:layer="layout" svg:width="4.125cm" svg:height="1.803cm" svg:x="4.368cm" svg:y="7.028cm">
          <text:p><text:span text:style-name="T3"><text:s text:c="2"/></text:span><text:span text:style-name="T3">d</text:span><text:span text:style-name="T4">68</text:span><text:span text:style-name="T5">: </text:span><text:span text:style-name="T5">jsub </text:span><text:span text:style-name="T5">__plt__Z3fooii</text:span></text:p>
          <text:p><text:span text:style-name="T5"><text:s text:c="2"/></text:span><text:span text:style-name="T5">...</text:span></text:p>
          <text:p><text:span text:style-name="T5"><text:s text:c="2"/></text:span><text:span text:style-name="T5">d</text:span><text:span text:style-name="T4">84</text:span><text:span text:style-name="T5">: jsub __plt__Z3barv</text:span></text:p>
          <text:p><text:span text:style-name="T1"><text:s text:c="3"/></text:span><text:span text:style-name="T1">...</text:span></text:p>
        </draw:rect>
        <draw:rect draw:style-name="gr1" draw:text-style-name="P2" draw:layer="layout" svg:width="4.13cm" svg:height="2.229cm" svg:x="4.363cm" svg:y="2.64cm">
          <text:p text:style-name="P1"><text:span text:style-name="T1">.PLT0::</text:span></text:p>
          <text:p text:style-name="P1"><text:span text:style-name="T2"><text:s text:c="2"/></text:span><text:span text:style-name="T2">10: st $lr, 4($gp)</text:span></text:p>
          <text:p text:style-name="P1"><text:span text:style-name="T2"><text:s text:c="2"/></text:span><text:span text:style-name="T2">14: st $fp, 8($gp)</text:span></text:p>
          <text:p text:style-name="P1"><text:span text:style-name="T2"><text:s text:c="2"/></text:span><text:span text:style-name="T2">18: st $sp, 12($gp)</text:span></text:p>
          <text:p text:style-name="P1"><text:span text:style-name="T1"><text:s text:c="2"/></text:span><text:span text:style-name="T1">1c: jmp dynamic_linker</text:span></text:p>
        </draw:rect>
        <draw:rect draw:style-name="gr1" draw:text-style-name="P4" draw:layer="layout" svg:width="4.13cm" svg:height="1.143cm" svg:x="4.363cm" svg:y="8.831cm">
          <text:p text:style-name="P4">...</text:p>
        </draw:rect>
        <draw:frame draw:style-name="gr2" draw:text-style-name="P1" draw:layer="layout" svg:width="2.821cm" svg:height="0.607cm" svg:x="1.908cm" svg:y="9.63cm">
          <draw:text-box>
            <text:p><text:span text:style-name="T6">gp --------------&gt;</text:span></text:p>
          </draw:text-box>
        </draw:frame>
        <draw:frame draw:style-name="gr3" draw:text-style-name="P1" draw:layer="layout" svg:width="2.883cm" svg:height="0.607cm" svg:x="1.835cm" svg:y="10.837cm">
          <draw:text-box>
            <text:p><text:span text:style-name="T6">gp +16+2*4 ---&gt;</text:span></text:p>
          </draw:text-box>
        </draw:frame>
        <draw:frame draw:style-name="gr4" draw:text-style-name="P1" draw:layer="layout" svg:width="2.894cm" svg:height="0.635cm" svg:x="1.835cm" svg:y="11.535cm">
          <draw:text-box>
            <text:p><text:span text:style-name="T6">gp +16+3*4 ---&gt;</text:span></text:p>
          </draw:text-box>
        </draw:frame>
        <draw:custom-shape draw:style-name="gr5" draw:text-style-name="P5" draw:layer="layout" svg:width="4.13cm" svg:height="0.635cm" svg:x="4.363cm" svg:y="13.711cm">
          <text:p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13cm" svg:height="1.894cm" svg:x="4.363cm" svg:y="14.346cm">
          <text:p><text:span text:style-name="T6">Plt la:</text:span></text:p>
          <text:p><text:span text:style-name="T6"><text:s text:c="2"/></text:span><text:span text:style-name="T6">addiu $t9, $zero, 1;</text:span></text:p>
          <text:p><text:span text:style-name="T6"><text:s text:c="2"/></text:span><text:span text:style-name="T6">st $t9, 0($gp); </text:span></text:p>
          <text:p><text:span text:style-name="T6"><text:s text:c="2"/></text:span><text:span text:style-name="T6">ld $t9, 16($gp); </text:span></text:p>
          <text:p><text:span text:style-name="T6"><text:s text:c="2"/></text:span><text:span text:style-name="T6">ret $t9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39cm" svg:height="0.762cm" svg:x="2.163cm" svg:y="1.948cm">
          <draw:text-box>
            <text:p><text:span text:style-name="T7">memory</text:span></text:p>
          </draw:text-box>
        </draw:frame>
        <draw:custom-shape draw:style-name="gr7" draw:text-style-name="P5" xml:id="id5" draw:id="id5" draw:layer="layout" svg:width="4.13cm" svg:height="0.635cm" svg:x="4.363cm" svg:y="11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4.13cm" svg:height="0.635cm" svg:x="4.363cm" svg:y="10.598cm">
          <text:p text:style-name="P7">Plt 1 addr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4.13cm" svg:height="0.635cm" svg:x="4.363cm" svg:y="11.233cm">
          <text:p text:style-name="P5"><text:span text:style-name="T6">Plt 2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3cm" svg:height="0.635cm" svg:x="4.363cm" svg:y="9.963cm">
          <text:p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3cm" svg:height="0.635cm" svg:x="4.363cm" svg:y="12.503cm">
          <text:p><text:span text:style-name="T6">...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742cm" svg:height="0.762cm" svg:x="0.914cm" svg:y="13.457cm">
          <draw:text-box>
            <text:p><text:span text:style-name="T6">gpPlt --------------------&gt;</text:span></text:p>
          </draw:text-box>
        </draw:frame>
        <draw:frame draw:style-name="gr3" draw:text-style-name="P1" draw:layer="layout" svg:width="4.298cm" svg:height="0.607cm" svg:x="0.928cm" svg:y="13.995cm">
          <draw:text-box>
            <text:p><text:span text:style-name="T6">gpPlt +16+1*8'h10 ---&gt;</text:span></text:p>
          </draw:text-box>
        </draw:frame>
        <draw:frame draw:style-name="gr6" draw:text-style-name="P1" draw:layer="layout" svg:width="4.298cm" svg:height="0.762cm" svg:x="0.888cm" svg:y="15.584cm">
          <draw:text-box>
            <text:p><text:span text:style-name="T6">gpPlt +16+2*8'h10 ---&gt;</text:span></text:p>
          </draw:text-box>
        </draw:frame>
        <draw:custom-shape draw:style-name="gr5" draw:text-style-name="P5" draw:layer="layout" svg:width="4.131cm" svg:height="0.635cm" svg:x="4.362cm" svg:y="13.062cm">
          <text:p><text:span text:style-name="T6">0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883cm" svg:height="0.607cm" svg:x="1.832cm" svg:y="10.234cm">
          <draw:text-box>
            <text:p><text:span text:style-name="T6">gp +16+1*4 ---&gt;</text:span></text:p>
          </draw:text-box>
        </draw:frame>
        <draw:connector draw:style-name="gr8" draw:text-style-name="P5" draw:layer="layout" draw:type="curve" svg:x1="8.493cm" svg:y1="10.915cm" svg:x2="8.493cm" svg:y2="15.293cm" draw:start-shape="id1" draw:start-glue-point="1" draw:end-shape="id2" svg:d="m8493 10915c751 0 751 4378 0 4378">
          <text:p/>
        </draw:connector>
        <draw:custom-shape draw:style-name="gr5" draw:text-style-name="P5" xml:id="id4" draw:id="id4" draw:layer="layout" svg:width="4.13cm" svg:height="1.899cm" svg:x="4.363cm" svg:y="16.246cm">
          <text:p><text:span text:style-name="T6">Plt foo:</text:span></text:p>
          <text:p><text:span text:style-name="T6"><text:s text:c="2"/></text:span><text:span text:style-name="T6">addiu $t9, $zero, 2;</text:span></text:p>
          <text:p><text:span text:style-name="T6"><text:s text:c="2"/></text:span><text:span text:style-name="T6">st $t9, 0($gp); </text:span></text:p>
          <text:p><text:span text:style-name="T6"><text:s text:c="2"/></text:span><text:span text:style-name="T6">ld $t9, 16($gp); </text:span></text:p>
          <text:p><text:span text:style-name="T6"><text:s text:c="2"/></text:span><text:span text:style-name="T6">ret $t9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8.493cm" svg:y1="11.55cm" svg:x2="8.493cm" svg:y2="17.195cm" draw:start-shape="id3" draw:start-glue-point="1" draw:end-shape="id4" svg:d="m8493 11550c751 0 751 5645 0 5645">
          <text:p/>
        </draw:connector>
        <draw:frame draw:style-name="gr6" draw:text-style-name="P6" draw:layer="layout" svg:width="2.139cm" svg:height="0.762cm" svg:x="10.144cm" svg:y="2.016cm">
          <draw:text-box>
            <text:p><text:span text:style-name="T7">flash</text:span></text:p>
          </draw:text-box>
        </draw:frame>
        <draw:rect draw:style-name="gr1" draw:text-style-name="P7" draw:layer="layout" svg:width="4.191cm" svg:height="2.413cm" svg:x="11.922cm" svg:y="2.651cm">
          <text:p text:style-name="P8"><text:span text:style-name="T6">la:</text:span></text:p>
          <text:p text:style-name="P8"><text:span text:style-name="T6">…</text:span></text:p>
          <text:p text:style-name="P8"><text:span text:style-name="T6">...</text:span></text:p>
          <text:p text:style-name="P5"><text:span text:style-name="T6"/></text:p>
        </draw:rect>
        <draw:rect draw:style-name="gr1" draw:text-style-name="P7" draw:layer="layout" svg:width="4.191cm" svg:height="2.413cm" svg:x="11.923cm" svg:y="5.052cm">
          <text:p text:style-name="P8"><text:span text:style-name="T6">foo:</text:span></text:p>
          <text:p text:style-name="P8"><text:span text:style-name="T6">…</text:span></text:p>
          <text:p text:style-name="P8"><text:span text:style-name="T6">...</text:span></text:p>
          <text:p text:style-name="P5"><text:span text:style-name="T6"/></text:p>
        </draw:rect>
        <draw:rect draw:style-name="gr1" draw:text-style-name="P7" draw:layer="layout" svg:width="4.191cm" svg:height="3.326cm" svg:x="11.924cm" svg:y="7.453cm">
          <text:p text:style-name="P8"><text:span text:style-name="T6">bar:</text:span></text:p>
          <text:p text:style-name="P8"><text:span text:style-name="T6">…</text:span></text:p>
          <text:p text:style-name="P8"><text:span text:style-name="T6">ld $t9, 1c(gp)</text:span></text:p>
          <text:p text:style-name="P8"><text:span text:style-name="T6">jalr $t9</text:span></text:p>
          <text:p text:style-name="P8"><text:span text:style-name="T6">…</text:span></text:p>
          <text:p text:style-name="P8"><text:span text:style-name="T6">ld $t9, 18(gp)</text:span></text:p>
          <text:p><text:span text:style-name="T8">j</text:span><text:span text:style-name="T9">alr $t9</text:span></text:p>
          <text:p text:style-name="P8"><text:span text:style-name="T6">...</text:span></text:p>
          <text:p text:style-name="P5"><text:span text:style-name="T6"/></text:p>
        </draw:rect>
        <draw:custom-shape draw:style-name="gr5" draw:text-style-name="P5" xml:id="id6" draw:id="id6" draw:layer="layout" svg:width="4.13cm" svg:height="1.899cm" svg:x="4.363cm" svg:y="18.147cm">
          <text:p><text:span text:style-name="T6">Plt bar:</text:span></text:p>
          <text:p><text:span text:style-name="T6"><text:s text:c="2"/></text:span><text:span text:style-name="T6">addiu $t9, $zero, 2;</text:span></text:p>
          <text:p><text:span text:style-name="T6"><text:s text:c="2"/></text:span><text:span text:style-name="T6">st $t9, 0($gp); </text:span></text:p>
          <text:p><text:span text:style-name="T6"><text:s text:c="2"/></text:span><text:span text:style-name="T6">ld $t9, 16($gp); </text:span></text:p>
          <text:p><text:span text:style-name="T6"><text:s text:c="2"/></text:span><text:span text:style-name="T6">ret $t9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8.493cm" svg:y1="12.185cm" svg:x2="8.493cm" svg:y2="19.096cm" draw:start-shape="id5" draw:start-glue-point="1" draw:end-shape="id6" draw:end-glue-point="1" svg:d="m8493 12185c751 0 751 6911 0 6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3-11-19T23:25:59</dc:date>
    <meta:editing-duration>PT13H13M45S</meta:editing-duration>
    <meta:editing-cycles>33</meta:editing-cycles>
    <meta:generator>OpenOffice.org/3.3$Unix OpenOffice.org_project/330m20$Build-9567</meta:generator>
    <dc:creator>Chung-Shu Chen</dc:creator>
    <meta:document-statistic meta:object-count="29"/>
  </office:meta>
</office:document-meta>
</file>